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padding="0.049cm" fo:border="0.06pt solid #d9d9e3"/>
    </style:style>
    <style:style style:name="P2" style:family="paragraph" style:parent-style-name="Heading_20_4">
      <style:paragraph-properties fo:padding="0.049cm" fo:border="0.06pt solid #d9d9e3"/>
    </style:style>
    <style:style style:name="P3" style:family="paragraph" style:parent-style-name="Text_20_body">
      <style:paragraph-properties fo:padding="0.049cm" fo:border="0.06pt solid #d9d9e3"/>
    </style:style>
    <style:style style:name="P4" style:family="paragraph" style:parent-style-name="Text_20_body" style:list-style-name="L1">
      <style:paragraph-properties fo:padding="0.049cm" fo:border="0.06pt solid #d9d9e3"/>
    </style:style>
    <style:style style:name="P5" style:family="paragraph" style:parent-style-name="Text_20_body" style:list-style-name="L2">
      <style:paragraph-properties fo:padding="0.049cm" fo:border="0.06pt solid #d9d9e3"/>
    </style:style>
    <style:style style:name="P6" style:family="paragraph" style:parent-style-name="Text_20_body" style:list-style-name="L1">
      <style:paragraph-properties fo:margin-top="0cm" fo:margin-bottom="0cm" loext:contextual-spacing="false" fo:padding="0.049cm" fo:border="0.06pt solid #d9d9e3"/>
    </style:style>
    <style:style style:name="P7" style:family="paragraph" style:parent-style-name="Text_20_body" style:list-style-name="L2">
      <style:paragraph-properties fo:margin-top="0cm" fo:margin-bottom="0cm" loext:contextual-spacing="false" fo:padding="0.049cm" fo:border="0.06pt solid #d9d9e3"/>
    </style:style>
    <style:style style:name="T1" style:family="text">
      <style:text-properties loext:padding="0.049cm" loext:border="0.06pt solid #d9d9e3"/>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oject Title: Big Data Analysis Using IBM Cloud Databases</text:h>
      <text:h text:style-name="P1" text:outline-level="3">Project Overview</text:h>
      <text:p text:style-name="P3">The project aims to delve into the realm of big data analysis using IBM Cloud Databases. It involves the analysis of extensive datasets, which may range from climate trends to social patterns, to extract valuable insights. The primary objectives of this project are to design the analysis process, set up IBM Cloud Databases for data storage, perform data analysis, and visualize the results to provide meaningful business intelligence.</text:p>
      <text:h text:style-name="P1" text:outline-level="3">Design Thinking</text:h>
      <text:p text:style-name="P3">In accordance with the project objectives, we have outlined a comprehensive design thinking approach to address the key stages of the project:</text:p>
      <text:h text:style-name="P2" text:outline-level="4">1. Data Selection</text:h>
      <text:p text:style-name="P3">The first step in this endeavor is to identify and select the datasets that will be analyzed. These datasets can include a wide range of data types, such as climate data, social media trends, or any other sources that align with the project's goals. The dataset selection process should take into account data relevance, data quality, and data availability.</text:p>
      <text:h text:style-name="P2" text:outline-level="4">2. Database Setup</text:h>
      <text:p text:style-name="P3">To effectively manage and store the large datasets, we will set up IBM Cloud Databases. IBM Cloud Databases offer scalable and reliable solutions for data storage and management, making them a suitable choice for this project. The databases will be configured to ensure efficient data retrieval and analysis.</text:p>
      <text:h text:style-name="P2" text:outline-level="4">3. Data Exploration</text:h>
      <text:p text:style-name="P3">Data exploration is a critical step in the analysis process. It involves developing queries and scripts to explore the datasets, extract relevant information, and identify patterns or interesting trends. This stage will help in understanding the data's structure, quality, and potential insights it may hold.</text:p>
      <text:h text:style-name="P2" text:outline-level="4">4. Analysis Techniques</text:h>
      <text:p text:style-name="P3">Once we have a clear understanding of the data, we will apply appropriate analysis techniques to uncover insights. Depending on the nature of the data, this may involve statistical analysis, machine learning, or a combination of both. The choice of techniques will be data-driven and aligned with the project's objectives.</text:p>
      <text:h text:style-name="P2" text:outline-level="4">5. Visualization</text:h>
      <text:p text:style-name="P3">Effective data visualization is essential to present the analysis results in an understandable and impactful manner. We will design visualizations that not only convey the insights but also make it easier for stakeholders to comprehend complex data. Various visualization tools and libraries will be considered, depending on the nature of the data and the audience.</text:p>
      <text:h text:style-name="P2" text:outline-level="4"><text:soft-page-break/>6. Business Insights</text:h>
      <text:p text:style-name="P3">The ultimate goal of this project is to derive valuable business intelligence and actionable recommendations from the analysis findings. This step involves interpreting the insights and converting them into strategies or decisions that can benefit the business or organization. It is important to ensure that the analysis findings are actionable and aligned with the project's objectives.</text:p>
      <text:h text:style-name="P1" text:outline-level="3">Project Milestones and Timeline</text:h>
      <text:p text:style-name="P3">To ensure the project progresses efficiently and meets its goals, the following milestones and a rough timeline will be established:</text:p>
      <text:list xml:id="list2578021411" text:style-name="L1">
        <text:list-item>
          <text:p text:style-name="P4"><text:span text:style-name="Strong_20_Emphasis"><text:span text:style-name="T1">Data Selection (2 weeks)</text:span></text:span></text:p>
          <text:list>
            <text:list-item>
              <text:p text:style-name="P6">Identify and gather relevant datasets</text:p>
            </text:list-item>
            <text:list-item>
              <text:p text:style-name="P6">Evaluate data quality and availability</text:p>
            </text:list-item>
          </text:list>
        </text:list-item>
        <text:list-item>
          <text:p text:style-name="P4"><text:span text:style-name="Strong_20_Emphasis"><text:span text:style-name="T1">Database Setup (3 weeks)</text:span></text:span></text:p>
          <text:list>
            <text:list-item>
              <text:p text:style-name="P6">Set up IBM Cloud Databases</text:p>
            </text:list-item>
            <text:list-item>
              <text:p text:style-name="P6">Configure databases for optimal performance</text:p>
            </text:list-item>
          </text:list>
        </text:list-item>
        <text:list-item>
          <text:p text:style-name="P4"><text:span text:style-name="Strong_20_Emphasis"><text:span text:style-name="T1">Data Exploration (4 weeks)</text:span></text:span></text:p>
          <text:list>
            <text:list-item>
              <text:p text:style-name="P6">Develop data exploration queries and scripts</text:p>
            </text:list-item>
            <text:list-item>
              <text:p text:style-name="P6">Explore and understand the data's characteristics</text:p>
            </text:list-item>
          </text:list>
        </text:list-item>
        <text:list-item>
          <text:p text:style-name="P4"><text:span text:style-name="Strong_20_Emphasis"><text:span text:style-name="T1">Analysis Techniques (6 weeks)</text:span></text:span></text:p>
          <text:list>
            <text:list-item>
              <text:p text:style-name="P6">Apply appropriate analysis techniques</text:p>
            </text:list-item>
            <text:list-item>
              <text:p text:style-name="P6">Fine-tune models and algorithms as needed</text:p>
            </text:list-item>
          </text:list>
        </text:list-item>
        <text:list-item>
          <text:p text:style-name="P4"><text:span text:style-name="Strong_20_Emphasis"><text:span text:style-name="T1">Visualization (3 weeks)</text:span></text:span></text:p>
          <text:list>
            <text:list-item>
              <text:p text:style-name="P6">Create data visualizations</text:p>
            </text:list-item>
            <text:list-item>
              <text:p text:style-name="P6">Design impactful visualization dashboards</text:p>
            </text:list-item>
          </text:list>
        </text:list-item>
        <text:list-item>
          <text:p text:style-name="P4"><text:span text:style-name="Strong_20_Emphasis"><text:span text:style-name="T1">Business Insights (2 weeks)</text:span></text:span></text:p>
          <text:list>
            <text:list-item>
              <text:p text:style-name="P6">Interpret analysis findings</text:p>
            </text:list-item>
            <text:list-item>
              <text:p text:style-name="P6">Generate actionable recommendations</text:p>
            </text:list-item>
          </text:list>
        </text:list-item>
        <text:list-item>
          <text:p text:style-name="P4"><text:span text:style-name="Strong_20_Emphasis"><text:span text:style-name="T1">Final Presentation and Documentation (2 weeks)</text:span></text:span></text:p>
          <text:list>
            <text:list-item>
              <text:p text:style-name="P6">Prepare a comprehensive report and presentation for stakeholders</text:p>
            </text:list-item>
            <text:list-item>
              <text:p text:style-name="P4">Ensure all documentation is complete</text:p>
            </text:list-item>
          </text:list>
        </text:list-item>
      </text:list>
      <text:h text:style-name="P1" text:outline-level="3">Resources and Team</text:h>
      <text:p text:style-name="P3">This project will require the expertise of data scientists, data engineers, and visualization specialists. The following resources will be allocated to the project:</text:p>
      <text:list xml:id="list929169173" text:style-name="L2">
        <text:list-item>
          <text:p text:style-name="P7">Data Scientists: 2</text:p>
        </text:list-item>
        <text:list-item>
          <text:p text:style-name="P7"><text:soft-page-break/>Data Engineers: 2</text:p>
        </text:list-item>
        <text:list-item>
          <text:p text:style-name="P7">Visualization Specialists: 1</text:p>
        </text:list-item>
        <text:list-item>
          <text:p text:style-name="P5">Project Manager: 1</text:p>
        </text:list-item>
      </text:list>
      <text:h text:style-name="P1" text:outline-level="3">Conclusion</text:h>
      <text:p text:style-name="P3">The success of this project hinges on a well-structured approach that encompasses data selection, database setup, data exploration, analysis techniques, visualization, and business insights. By adhering to the outlined design thinking principles and milestones, we aim to extract valuable insights from big data and provide actionable recommendations to drive business growth and innovation.</text:p>
      <text:p text:style-name="P3">This document serves as a guideline for the project, and we will continuously adapt and iterate as needed to address emerging challenges and opportunities throughout its executio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7T14:28:12.748766839</meta:creation-date>
    <dc:date>2023-10-17T14:28:58.634858192</dc:date>
    <meta:editing-duration>PT48S</meta:editing-duration>
    <meta:editing-cycles>1</meta:editing-cycles>
    <meta:document-statistic meta:table-count="0" meta:image-count="0" meta:object-count="0" meta:page-count="3" meta:paragraph-count="49" meta:word-count="698" meta:character-count="4608" meta:non-whitespace-character-count="3984"/>
    <meta:generator>LibreOffice/6.4.7.2$Linux_X86_64 LibreOffice_project/40$Build-2</meta:generator>
  </office:meta>
</office:document-meta>
</file>